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011cm" fo:padding-bottom="0.011cm" fo:padding-left="0.4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011cm" fo:padding-bottom="0.011cm" fo:padding-left="0.4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true" style:shrink-to-fit="false" draw:fit-to-contour="false" fo:max-height="0cm" fo:max-width="0cm" fo:min-height="0cm" fo:min-width="0cm" fo:padding-top="0.011cm" fo:padding-bottom="0.011cm" fo:padding-left="0.4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true" style:shrink-to-fit="false" draw:fit-to-contour="false" fo:max-height="0cm" fo:max-width="0cm" fo:min-height="0cm" fo:min-width="0cm" fo:padding-top="0.125cm" fo:padding-bottom="0.125cm" fo:padding-left="0.4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1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1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true" style:shrink-to-fit="false" draw:fit-to-contour="false" fo:max-height="0cm" fo:max-width="0cm" fo:min-height="0cm" fo:min-width="0cm" fo:padding-top="0.136cm" fo:padding-bottom="0.136cm" fo:padding-left="0.4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draw:fit-to-size="true" style:shrink-to-fit="false" fo:padding-top="0.136cm" fo:padding-bottom="0.136cm" fo:padding-left="0.4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000000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Bitstream Vera Sans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2.024cm" svg:y1="14.082cm" svg:x2="9.364cm" svg:y2="14.082cm">
              <text:p/>
            </draw:line>
            <draw:line draw:style-name="gr2" draw:text-style-name="P1" draw:layer="layout" svg:x1="12.023cm" svg:y1="14.082cm" svg:x2="10.694cm" svg:y2="15.233cm">
              <text:p/>
            </draw:line>
            <draw:line draw:style-name="gr3" draw:text-style-name="P1" draw:layer="layout" svg:x1="10.693cm" svg:y1="15.233cm" svg:x2="9.364cm" svg:y2="14.082cm">
              <text:p/>
            </draw:line>
            <draw:line draw:style-name="gr4" draw:text-style-name="P1" draw:layer="layout" svg:x1="9.364cm" svg:y1="14.082cm" svg:x2="9.364cm" svg:y2="15.837cm">
              <text:p/>
            </draw:line>
            <draw:line draw:style-name="gr5" draw:text-style-name="P1" draw:layer="layout" svg:x1="9.364cm" svg:y1="15.834cm" svg:x2="12.024cm" svg:y2="15.834cm">
              <text:p/>
            </draw:line>
            <draw:line draw:style-name="gr6" draw:text-style-name="P1" draw:layer="layout" svg:x1="12.024cm" svg:y1="14.082cm" svg:x2="12.024cm" svg:y2="15.837cm">
              <text:p/>
            </draw:line>
            <draw:polyline draw:style-name="gr7" draw:text-style-name="P2" draw:layer="layout" svg:width="0.187cm" svg:height="0.187cm" svg:x="9.364cm" svg:y="15.643cm" svg:viewBox="0 0 188 188" draw:points="0,0 188,0 188,188">
              <text:p/>
            </draw:polyline>
            <draw:polyline draw:style-name="gr8" draw:text-style-name="P2" draw:layer="layout" svg:width="0.187cm" svg:height="0.187cm" svg:x="11.83cm" svg:y="15.643cm" svg:viewBox="0 0 188 188" draw:points="0,188 0,0 188,0">
              <text:p/>
            </draw:polyline>
            <draw:polyline draw:style-name="gr9" draw:text-style-name="P2" draw:layer="layout" svg:width="0.187cm" svg:height="0.187cm" svg:x="11.83cm" svg:y="14.082cm" svg:viewBox="0 0 188 188" draw:points="188,188 0,188 0,0">
              <text:p/>
            </draw:polyline>
            <draw:frame draw:name="DescriptionOOoTep" draw:style-name="gr10" draw:text-style-name="P3" draw:layer="layout" svg:width="0.004cm" svg:height="0.003cm" svg:x="9.363cm" svg:y="14.084cm">
              <draw:text-box>
                <text:p/>
              </draw:text-box>
              <svg:desc>@options;
  repereortho(310,270,30,1,1){ 0 , moyen , noir , num1 ,i};

@figure;
  N = point( 1 , 1 )  { i };
  M = point( -4.63 , 1 )  { i };
  sNM = segment( N , M );
  perpNsNM = perpendiculaire( N , sNM )  { i };
  P = pointsur( perpNsNM , 3.73 )  { i };
  perpPperpNsNM = perpendiculaire( P , perpNsNM )  { i };
  perpMsNM = perpendiculaire( M , sNM )  { i };
  Q = intersection( perpPperpNsNM , perpMsNM )  { i };
  ceNP = cercle( N , P )  { i };
  ceMQ = cercle( M , Q )  { i };
  A1 = intersection( ceMQ , ceNP , 1 )  { i };
  A = intersection( ceMQ , ceNP , 2 )  { i };
  sMA1 = segment( M , A1 )  { i };
  sA1N = segment( A1 , N )  { i };
  sNA = segment( N , A );
  sAM = segment( A , M );
  sMQ = segment( M , Q );
  sQP = segment( Q , P );
  sNP = segment( N , P );
  angleMQP = angle( M , Q , P );
  angleNPQ = angle( N , P , Q );
  anglePNM = angle( P , N , M );

</svg:desc>
            </draw:frame>
          </draw:g>
          <draw:g>
            <draw:line draw:style-name="gr11" draw:text-style-name="P4" draw:layer="layout" svg:x1="9.43cm" svg:y1="14.925cm" svg:x2="9.292cm" svg:y2="14.999cm">
              <text:p/>
            </draw:line>
            <draw:line draw:style-name="gr12" draw:text-style-name="P4" draw:layer="layout" svg:x1="9.43cm" svg:y1="14.971cm" svg:x2="9.292cm" svg:y2="15.045cm">
              <text:p/>
            </draw:line>
          </draw:g>
          <draw:g>
            <draw:line draw:style-name="gr13" draw:text-style-name="P4" draw:layer="layout" svg:x1="10.234cm" svg:y1="14.731cm" svg:x2="10.096cm" svg:y2="14.805cm">
              <text:p/>
            </draw:line>
            <draw:line draw:style-name="gr14" draw:text-style-name="P4" draw:layer="layout" svg:x1="10.234cm" svg:y1="14.777cm" svg:x2="10.096cm" svg:y2="14.851cm">
              <text:p/>
            </draw:line>
          </draw:g>
          <draw:g>
            <draw:line draw:style-name="gr15" draw:text-style-name="P4" draw:layer="layout" svg:x1="12.074cm" svg:y1="14.925cm" svg:x2="11.936cm" svg:y2="14.999cm">
              <text:p/>
            </draw:line>
            <draw:line draw:style-name="gr16" draw:text-style-name="P4" draw:layer="layout" svg:x1="12.079cm" svg:y1="14.971cm" svg:x2="11.941cm" svg:y2="15.045cm">
              <text:p/>
            </draw:line>
          </draw:g>
          <draw:g>
            <draw:line draw:style-name="gr17" draw:text-style-name="P4" draw:layer="layout" svg:x1="11.181cm" svg:y1="14.687cm" svg:x2="11.319cm" svg:y2="14.761cm">
              <text:p/>
            </draw:line>
            <draw:line draw:style-name="gr18" draw:text-style-name="P4" draw:layer="layout" svg:x1="11.181cm" svg:y1="14.731cm" svg:x2="11.319cm" svg:y2="14.805cm">
              <text:p/>
            </draw:line>
          </draw:g>
          <draw:line draw:style-name="gr19" draw:text-style-name="P5" draw:layer="layout" svg:x1="10.628cm" svg:y1="15.777cm" svg:x2="10.553cm" svg:y2="15.877cm">
            <text:p/>
          </draw:line>
          <draw:line draw:style-name="gr19" draw:text-style-name="P5" draw:layer="layout" svg:x1="10.628cm" svg:y1="14.041cm" svg:x2="10.553cm" svg:y2="14.1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56:20.738069415</meta:creation-date>
    <dc:date>2018-03-12T12:56:37.025885660</dc:date>
    <meta:editing-duration>PT16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